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94cm" fo:min-width="1.94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1cm" fo:min-width="1.5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4.942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0.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395cm" fo:min-width="0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25cm" fo:min-width="0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8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25cm" fo:min-width="0.575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2.829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cm" fo:min-width="1.566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opacity="100%" draw:opacity-name="Transparency_20_3" draw:textarea-horizontal-align="justify" draw:textarea-vertical-align="middle" draw:auto-grow-height="false" fo:min-height="1.75cm" fo:min-width="2.4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opacity="100%" draw:opacity-name="Transparency_20_3" draw:textarea-horizontal-align="justify" draw:textarea-vertical-align="middle" draw:auto-grow-height="false" fo:min-height="1.716cm" fo:min-width="2.36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opacity="100%" draw:opacity-name="Transparency_20_3" draw:textarea-horizontal-align="justify" draw:textarea-vertical-align="middle" draw:auto-grow-height="false" fo:min-height="1.026cm" fo:min-width="1.366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opacity="100%" draw:opacity-name="Transparency_20_3" draw:textarea-horizontal-align="justify" draw:textarea-vertical-align="middle" draw:auto-grow-height="false" fo:min-height="1.026cm" fo:min-width="2.4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ffffff" draw:opacity="100%" draw:opacity-name="Transparency_20_3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6cm" svg:height="1.6cm" svg:x="2.8cm" svg:y="2.3cm">
          <text:p text:style-name="P1"><text:span text:style-name="T1">who,</text:span></text:p>
          <text:p text:style-name="P1"><text:span text:style-name="T1">h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cm" svg:height="1.111cm" svg:x="3.1cm" svg:y="8.1cm">
          <text:p text:style-name="P1"><text:span text:style-name="T1">total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442cm" svg:height="0.962cm" svg:x="7cm" svg:y="1.1cm">
          <draw:text-box>
            <text:p>Soft total strategy</text:p>
          </draw:text-box>
        </draw:frame>
        <draw:custom-shape draw:style-name="gr4" draw:text-style-name="P2" xml:id="id8" draw:id="id8" draw:layer="layout" svg:width="2cm" svg:height="2cm" svg:x="3.1cm" svg:y="15.101cm">
          <text:p text:style-name="P1"><text:span text:style-name="T1">Play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" draw:id="id1" draw:layer="layout" svg:width="2.1cm" svg:height="1.166cm" svg:x="6.485cm" svg:y="5.218cm">
          <text:p text:style-name="P1"><text:span text:style-name="T1">p[-1]=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cm" svg:height="2cm" svg:x="3.1cm" svg:y="4.801cm">
          <text:p text:style-name="P1"><text:span text:style-name="T1">p[-1] 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0.9cm" svg:height="0.645cm" svg:x="4cm" svg:y="6.756cm">
          <draw:text-box>
            <text:p><text:span text:style-name="T2">no</text:span></text:p>
          </draw:text-box>
        </draw:frame>
        <draw:frame draw:style-name="gr6" draw:text-style-name="P4" draw:layer="layout" svg:width="1.1cm" svg:height="0.645cm" svg:x="4.8cm" svg:y="5.156cm">
          <draw:text-box>
            <text:p><text:span text:style-name="T2">yes</text:span></text:p>
          </draw:text-box>
        </draw:frame>
        <draw:frame draw:style-name="gr6" draw:text-style-name="P4" draw:layer="layout" svg:width="0.9cm" svg:height="0.645cm" svg:x="4cm" svg:y="14.457cm">
          <draw:text-box>
            <text:p><text:span text:style-name="T2">no</text:span></text:p>
          </draw:text-box>
        </draw:frame>
        <draw:connector draw:style-name="gr7" draw:text-style-name="P5" draw:layer="layout" svg:x1="7.535cm" svg:y1="6.384cm" svg:x2="5.1cm" svg:y2="8.655cm" draw:start-shape="id1" draw:start-glue-point="2" draw:end-shape="id2" draw:end-glue-point="1" svg:d="M7535 6384v2271h-2435" svg:viewBox="0 0 2436 2272">
          <text:p/>
        </draw:connector>
        <draw:custom-shape draw:style-name="gr4" draw:text-style-name="P2" xml:id="id7" draw:id="id7" draw:layer="layout" svg:width="2cm" svg:height="2cm" svg:x="3.1cm" svg:y="12.451cm">
          <text:p text:style-name="P1"><text:span text:style-name="T1">tot&gt;2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1.1cm" svg:height="0.645cm" svg:x="4.8cm" svg:y="12.657cm">
          <draw:text-box>
            <text:p><text:span text:style-name="T2">yes</text:span></text:p>
          </draw:text-box>
        </draw:frame>
        <draw:custom-shape draw:style-name="gr4" draw:text-style-name="P2" xml:id="id18" draw:id="id18" draw:layer="layout" svg:width="2cm" svg:height="2cm" svg:x="5.906cm" svg:y="17.8cm">
          <text:p text:style-name="P1"><text:span text:style-name="T1">soft</text:span></text:p>
          <text:p text:style-name="P1"><text:span text:style-name="T1">stra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1.1cm" svg:height="0.645cm" svg:x="7cm" svg:y="19.555cm">
          <draw:text-box>
            <text:p><text:span text:style-name="T2">yes</text:span></text:p>
          </draw:text-box>
        </draw:frame>
        <draw:frame draw:style-name="gr8" draw:text-style-name="P4" draw:layer="layout" svg:width="0.9cm" svg:height="0.645cm" svg:x="3.3cm" svg:y="20.455cm">
          <draw:text-box>
            <text:p><text:span text:style-name="T2">no</text:span></text:p>
          </draw:text-box>
        </draw:frame>
        <draw:custom-shape draw:style-name="gr9" draw:text-style-name="P2" xml:id="id5" draw:id="id5" draw:layer="layout" svg:width="2.35cm" svg:height="1.166cm" svg:x="5.731cm" svg:y="20.517cm">
          <text:p text:style-name="P1"><text:span text:style-name="T1">deal card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1cm" svg:y1="3.9cm" svg:x2="4.1cm" svg:y2="4.801cm" draw:start-shape="id3" draw:start-glue-point="2" draw:end-shape="id4" draw:end-glue-point="4" svg:d="M4100 3900v901" svg:viewBox="0 0 1 902">
          <text:p/>
        </draw:connector>
        <draw:connector draw:style-name="gr7" draw:text-style-name="P5" draw:layer="layout" svg:x1="4.1cm" svg:y1="6.801cm" svg:x2="4.1cm" svg:y2="8.1cm" draw:start-shape="id4" draw:end-shape="id2" draw:end-glue-point="0" svg:d="M4100 6801v1299" svg:viewBox="0 0 1 1300">
          <text:p/>
        </draw:connector>
        <draw:connector draw:style-name="gr7" draw:text-style-name="P5" draw:layer="layout" svg:x1="5.1cm" svg:y1="5.801cm" svg:x2="6.485cm" svg:y2="5.801cm" draw:start-shape="id4" draw:end-shape="id1" draw:end-glue-point="3" svg:d="M5100 5801h1385" svg:viewBox="0 0 1386 1">
          <text:p/>
        </draw:connector>
        <draw:custom-shape draw:style-name="gr4" draw:text-style-name="P2" xml:id="id6" draw:id="id6" draw:layer="layout" svg:width="2cm" svg:height="2cm" svg:x="5.906cm" svg:y="22.6cm">
          <text:p text:style-name="P1"><text:span text:style-name="T1">p[-1] 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0.9cm" svg:height="0.645cm" svg:x="7.8cm" svg:y="22.955cm">
          <draw:text-box>
            <text:p><text:span text:style-name="T2">no</text:span></text:p>
          </draw:text-box>
        </draw:frame>
        <draw:frame draw:style-name="gr6" draw:text-style-name="P4" draw:layer="layout" svg:width="1.1cm" svg:height="0.645cm" svg:x="6.9cm" svg:y="24.455cm">
          <draw:text-box>
            <text:p><text:span text:style-name="T2">yes</text:span></text:p>
          </draw:text-box>
        </draw:frame>
        <draw:custom-shape draw:style-name="gr5" draw:text-style-name="P2" xml:id="id15" draw:id="id15" draw:layer="layout" svg:width="2.1cm" svg:height="1.166cm" svg:x="5.856cm" svg:y="25.426cm">
          <text:p text:style-name="P1"><text:span text:style-name="T1">p[-1]=11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6.906cm" svg:y1="21.683cm" svg:x2="6.906cm" svg:y2="22.6cm" draw:start-shape="id5" draw:start-glue-point="2" draw:end-shape="id6" draw:end-glue-point="4" svg:d="M6906 21683v917" svg:viewBox="0 0 1 918">
          <text:p/>
        </draw:connector>
        <draw:custom-shape draw:style-name="gr10" draw:text-style-name="P2" xml:id="id10" draw:id="id10" draw:layer="layout" svg:width="2.149cm" svg:height="2.149cm" svg:x="6.461cm" svg:y="12.351cm">
          <text:p text:style-name="P1"><text:span text:style-name="T1">11 in h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1.1cm" svg:height="0.645cm" svg:x="7.5cm" svg:y="11.956cm">
          <draw:text-box>
            <text:p><text:span text:style-name="T2">yes</text:span></text:p>
          </draw:text-box>
        </draw:frame>
        <draw:custom-shape draw:style-name="gr4" draw:text-style-name="P2" xml:id="id9" draw:id="id9" draw:layer="layout" svg:width="2cm" svg:height="2cm" svg:x="5.906cm" svg:y="15.101cm">
          <text:p text:style-name="P1"><text:span text:style-name="T1">tot&gt;19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0.9cm" svg:height="0.645cm" svg:x="8.4cm" svg:y="12.657cm">
          <draw:text-box>
            <text:p><text:span text:style-name="T2">no</text:span></text:p>
          </draw:text-box>
        </draw:frame>
        <draw:custom-shape draw:style-name="gr2" draw:text-style-name="P2" xml:id="id17" draw:id="id17" draw:layer="layout" svg:width="2cm" svg:height="1.111cm" svg:x="17.5cm" svg:y="15.546cm">
          <text:p text:style-name="P1"><text:span text:style-name="T1">return</text:span></text:p>
          <text:p text:style-name="P1"><text:span text:style-name="T1">han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3.329cm" svg:height="1cm" svg:x="5.871cm" svg:y="9.8cm">
          <text:p text:style-name="P1"><text:span text:style-name="T1">p[index(11)]=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1cm" svg:height="0.645cm" svg:x="7.5cm" svg:y="15.355cm">
          <draw:text-box>
            <text:p><text:span text:style-name="T2">yes</text:span></text:p>
          </draw:text-box>
        </draw:frame>
        <draw:frame draw:style-name="gr6" draw:text-style-name="P4" draw:layer="layout" svg:width="0.9cm" svg:height="0.645cm" svg:x="6.9cm" svg:y="16.855cm">
          <draw:text-box>
            <text:p><text:span text:style-name="T2">no</text:span></text:p>
          </draw:text-box>
        </draw:frame>
        <draw:frame draw:style-name="gr6" draw:text-style-name="P4" draw:layer="layout" svg:width="1.1cm" svg:height="0.645cm" svg:x="4.8cm" svg:y="15.369cm">
          <draw:text-box>
            <text:p><text:span text:style-name="T2">yes</text:span></text:p>
          </draw:text-box>
        </draw:frame>
        <draw:connector draw:style-name="gr7" draw:text-style-name="P5" draw:layer="layout" svg:x1="4.1cm" svg:y1="14.451cm" svg:x2="4.1cm" svg:y2="15.101cm" draw:start-shape="id7" draw:start-glue-point="6" draw:end-shape="id8" svg:d="M4100 14451v650" svg:viewBox="0 0 1 651">
          <text:p/>
        </draw:connector>
        <draw:connector draw:style-name="gr7" draw:text-style-name="P5" draw:layer="layout" svg:x1="5.1cm" svg:y1="16.101cm" svg:x2="5.906cm" svg:y2="16.101cm" draw:start-shape="id8" draw:start-glue-point="7" draw:end-shape="id9" draw:end-glue-point="5" svg:d="M5100 16101h806" svg:viewBox="0 0 807 1">
          <text:p/>
        </draw:connector>
        <draw:connector draw:style-name="gr7" draw:text-style-name="P5" draw:layer="layout" svg:x1="4.1cm" svg:y1="9.211cm" svg:x2="4.1cm" svg:y2="12.451cm" draw:start-shape="id2" draw:start-glue-point="2" draw:end-shape="id7" draw:end-glue-point="4" svg:d="M4100 9211v3240" svg:viewBox="0 0 1 3241">
          <text:p/>
        </draw:connector>
        <draw:connector draw:style-name="gr7" draw:text-style-name="P5" draw:layer="layout" svg:x1="5.1cm" svg:y1="13.451cm" svg:x2="6.461cm" svg:y2="13.426cm" draw:start-shape="id7" draw:start-glue-point="7" draw:end-shape="id10" draw:end-glue-point="5" svg:d="M5100 13451h681v-25h680" svg:viewBox="0 0 1362 26">
          <text:p/>
        </draw:connector>
        <draw:connector draw:style-name="gr7" draw:text-style-name="P5" draw:layer="layout" svg:x1="7.536cm" svg:y1="12.351cm" svg:x2="7.535cm" svg:y2="10.8cm" draw:start-shape="id10" draw:start-glue-point="4" draw:end-shape="id11" draw:end-glue-point="2" svg:d="M7536 12351v-776h-1v-775" svg:viewBox="0 0 2 1552">
          <text:p/>
        </draw:connector>
        <draw:connector draw:style-name="gr7" draw:text-style-name="P5" draw:layer="layout" svg:x1="7.535cm" svg:y1="9.8cm" svg:x2="5.1cm" svg:y2="8.655cm" draw:start-shape="id11" draw:start-glue-point="0" draw:end-shape="id2" svg:d="M7535 9800v-1145h-2435" svg:viewBox="0 0 2436 1146">
          <text:p/>
        </draw:connector>
        <draw:custom-shape draw:style-name="gr5" draw:text-style-name="P2" xml:id="id12" draw:id="id12" draw:layer="layout" svg:width="2.1cm" svg:height="1.166cm" svg:x="9.5cm" svg:y="12.8cm">
          <text:p text:style-name="P6">Bust</text:p>
          <text:p text:style-name="P6">return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8.61cm" svg:y1="13.426cm" svg:x2="9.5cm" svg:y2="13.383cm" draw:start-shape="id10" draw:start-glue-point="7" draw:end-shape="id12" draw:end-glue-point="3" svg:d="M8610 13426h445v-43h445" svg:viewBox="0 0 891 44">
          <text:p/>
        </draw:connector>
        <draw:custom-shape draw:style-name="gr4" draw:text-style-name="P2" xml:id="id13" draw:id="id13" draw:layer="layout" svg:width="2cm" svg:height="2cm" svg:x="8.906cm" svg:y="25.009cm">
          <text:p text:style-name="P1"><text:span text:style-name="T1">tot&gt;2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4" draw:id="id14" draw:layer="layout" svg:width="2.1cm" svg:height="1.174cm" svg:x="11.7cm" svg:y="25.426cm">
          <text:p text:style-name="P1"><text:span text:style-name="T1">p[-1]=1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0.906cm" svg:y1="26.009cm" svg:x2="11.7cm" svg:y2="26.013cm" draw:start-shape="id13" draw:start-glue-point="7" draw:end-shape="id14" draw:end-glue-point="3" svg:d="M10906 26009h398v4h396" svg:viewBox="0 0 795 5">
          <text:p/>
        </draw:connector>
        <draw:connector draw:style-name="gr7" draw:text-style-name="P5" draw:layer="layout" svg:x1="7.956cm" svg:y1="26.009cm" svg:x2="8.906cm" svg:y2="26.009cm" draw:start-shape="id15" draw:start-glue-point="1" draw:end-shape="id13" draw:end-glue-point="5" svg:d="M7956 26009h950" svg:viewBox="0 0 951 1">
          <text:p/>
        </draw:connector>
        <draw:frame draw:style-name="gr6" draw:text-style-name="P4" draw:layer="layout" svg:width="0.9cm" svg:height="0.645cm" svg:x="9.9cm" svg:y="26.8cm">
          <draw:text-box>
            <text:p><text:span text:style-name="T2">no</text:span></text:p>
          </draw:text-box>
        </draw:frame>
        <draw:frame draw:style-name="gr6" draw:text-style-name="P4" draw:layer="layout" svg:width="1.1cm" svg:height="0.645cm" svg:x="10.6cm" svg:y="25.3cm">
          <draw:text-box>
            <text:p><text:span text:style-name="T2">yes</text:span></text:p>
          </draw:text-box>
        </draw:frame>
        <draw:custom-shape draw:style-name="gr13" draw:text-style-name="P7" draw:layer="layout" svg:width="2.9cm" svg:height="2cm" svg:x="10.2cm" svg:y="9.3cm">
          <text:p text:style-name="P6">This picks up</text:p>
          <text:p text:style-name="P6">the 2 aces</text:p>
          <text:p text:style-name="P6">hand if bust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2cm" svg:y1="10.3cm" svg:x2="9.4cm" svg:y2="10.3cm">
          <text:p/>
        </draw:line>
        <draw:custom-shape draw:style-name="gr14" draw:text-style-name="P7" draw:layer="layout" svg:width="2.9cm" svg:height="2cm" svg:x="11.7cm" svg:y="16.5cm">
          <text:p text:style-name="P6">These hands</text:p>
          <text:p text:style-name="P6">will pass</text:p>
          <text:p text:style-name="P6">through to</text:p>
          <text:p text:style-name="P6">stand</text:p>
          <draw:enhanced-geometry svg:viewBox="0 0 21600 21600" draw:type="rectangle" draw:enhanced-path="M 0 0 L 21600 0 21600 21600 0 21600 0 0 Z N"/>
        </draw:custom-shape>
        <draw:custom-shape draw:style-name="gr15" draw:text-style-name="P2" xml:id="id16" draw:id="id16" draw:layer="layout" svg:width="2cm" svg:height="2cm" svg:x="1.5cm" svg:y="20.1cm">
          <text:p text:style-name="P1"><text:span text:style-name="T1">tot&gt;16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5" draw:layer="layout" svg:x1="3.1cm" svg:y1="16.101cm" svg:x2="2.5cm" svg:y2="20.1cm" draw:start-shape="id8" draw:start-glue-point="5" draw:end-shape="id16" draw:end-glue-point="4" svg:d="M3100 16101h-600v3999" svg:viewBox="0 0 601 4000">
          <text:p/>
        </draw:connector>
        <draw:frame draw:style-name="gr6" draw:text-style-name="P4" draw:layer="layout" svg:width="0.9cm" svg:height="0.645cm" svg:x="2.4cm" svg:y="15.455cm">
          <draw:text-box>
            <text:p><text:span text:style-name="T2">no</text:span></text:p>
          </draw:text-box>
        </draw:frame>
        <draw:connector draw:style-name="gr16" draw:text-style-name="P5" draw:layer="layout" svg:x1="7.906cm" svg:y1="16.101cm" svg:x2="17.5cm" svg:y2="16.101cm" draw:start-shape="id9" draw:end-shape="id17" draw:end-glue-point="3" svg:d="M7906 16101h9594" svg:viewBox="0 0 9595 1">
          <text:p/>
        </draw:connector>
        <draw:connector draw:style-name="gr16" draw:text-style-name="P5" draw:layer="layout" svg:x1="6.906cm" svg:y1="17.101cm" svg:x2="6.906cm" svg:y2="17.8cm" draw:start-shape="id9" draw:start-glue-point="6" draw:end-shape="id18" draw:end-glue-point="4" svg:d="M6906 17101v699" svg:viewBox="0 0 1 700">
          <text:p/>
        </draw:connector>
        <draw:custom-shape draw:style-name="gr17" draw:text-style-name="P7" draw:layer="layout" svg:width="1.9cm" svg:height="1.31cm" svg:x="3.3cm" svg:y="17.29cm">
          <text:p text:style-name="P6">Must be</text:p>
          <text:p text:style-name="P6">Dealer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3.3cm" svg:y1="17.9cm" svg:x2="2.6cm" svg:y2="17.9cm">
          <text:p/>
        </draw:line>
        <draw:connector draw:style-name="gr16" draw:text-style-name="P5" draw:layer="layout" svg:x1="7.906cm" svg:y1="23.6cm" svg:x2="18.5cm" svg:y2="16.657cm" draw:start-shape="id6" draw:start-glue-point="7" draw:end-shape="id17" draw:end-glue-point="2" svg:d="M7906 23600h10594v-6943" svg:viewBox="0 0 10595 6944">
          <text:p/>
        </draw:connector>
        <draw:connector draw:style-name="gr16" draw:text-style-name="P5" draw:layer="layout" svg:x1="6.906cm" svg:y1="24.6cm" svg:x2="6.906cm" svg:y2="25.426cm" draw:start-shape="id6" draw:start-glue-point="6" draw:end-shape="id15" draw:end-glue-point="0" svg:d="M6906 24600v826" svg:viewBox="0 0 1 827">
          <text:p/>
        </draw:connector>
        <draw:connector draw:style-name="gr16" draw:text-style-name="P5" draw:layer="layout" svg:x1="13.8cm" svg:y1="26.013cm" svg:x2="18.5cm" svg:y2="16.657cm" draw:start-shape="id14" draw:start-glue-point="1" draw:end-shape="id17" draw:end-glue-point="2" svg:d="M13800 26013h4700v-9356" svg:viewBox="0 0 4701 9357">
          <text:p/>
        </draw:connector>
        <draw:connector draw:style-name="gr16" draw:text-style-name="P5" draw:layer="layout" svg:x1="9.906cm" svg:y1="27.009cm" svg:x2="18.5cm" svg:y2="16.657cm" draw:start-shape="id13" draw:start-glue-point="6" draw:end-shape="id17" draw:end-glue-point="2" svg:d="M9906 27009v519h8594v-10871" svg:viewBox="0 0 8595 10872">
          <text:p/>
        </draw:connector>
        <draw:frame draw:style-name="gr6" draw:text-style-name="P4" xml:id="id20" draw:id="id20" draw:layer="layout" svg:width="1.1cm" svg:height="0.645cm" svg:x="2.4cm" svg:y="21.955cm">
          <draw:text-box>
            <text:p><text:span text:style-name="T2">yes</text:span></text:p>
          </draw:text-box>
        </draw:frame>
        <draw:connector draw:style-name="gr16" draw:text-style-name="P5" draw:layer="layout" draw:line-skew="5.381cm" svg:x1="2.5cm" svg:y1="22.1cm" svg:x2="18.5cm" svg:y2="16.657cm" draw:start-shape="id16" draw:start-glue-point="6" draw:end-shape="id17" draw:end-glue-point="2" svg:d="M2500 22100v5900h16000v-11343" svg:viewBox="0 0 16001 11344">
          <text:p/>
        </draw:connector>
        <draw:connector draw:style-name="gr16" draw:text-style-name="P5" draw:layer="layout" svg:x1="6.906cm" svg:y1="19.8cm" svg:x2="6.906cm" svg:y2="20.517cm" draw:start-shape="id18" draw:start-glue-point="6" draw:end-shape="id5" draw:end-glue-point="0" svg:d="M6906 19800v717" svg:viewBox="0 0 1 718">
          <text:p/>
        </draw:connector>
        <draw:connector draw:style-name="gr16" draw:text-style-name="P5" draw:layer="layout" svg:x1="3.5cm" svg:y1="21.1cm" svg:x2="5.731cm" svg:y2="21.1cm" draw:start-shape="id16" draw:start-glue-point="7" draw:end-shape="id5" draw:end-glue-point="3" svg:d="M3500 21100h2231" svg:viewBox="0 0 2232 1">
          <text:p/>
        </draw:connector>
        <draw:connector draw:style-name="gr16" draw:text-style-name="P5" draw:layer="layout" svg:x1="7.906cm" svg:y1="18.8cm" svg:x2="18.5cm" svg:y2="16.657cm" draw:start-shape="id18" draw:start-glue-point="7" draw:end-shape="id17" draw:end-glue-point="2" svg:d="M7906 18800h10594v-2143" svg:viewBox="0 0 10595 2144">
          <text:p/>
        </draw:connector>
        <draw:frame draw:style-name="gr6" draw:text-style-name="P4" draw:layer="layout" svg:width="0.9cm" svg:height="0.645cm" svg:x="7.8cm" svg:y="18cm">
          <draw:text-box>
            <text:p><text:span text:style-name="T2">no</text:span></text:p>
          </draw:text-box>
        </draw:frame>
        <draw:line draw:style-name="gr16" draw:text-style-name="P5" draw:layer="layout" svg:x1="14.7cm" svg:y1="17.5cm" svg:x2="15.9cm" svg:y2="16.2cm">
          <text:p/>
        </draw:line>
        <draw:line draw:style-name="gr16" draw:text-style-name="P5" draw:layer="layout" svg:x1="14.7cm" svg:y1="17.6cm" svg:x2="15.9cm" svg:y2="18.6cm">
          <text:p/>
        </draw:line>
        <draw:custom-shape draw:style-name="gr18" draw:text-style-name="P7" xml:id="id19" draw:id="id19" draw:layer="layout" svg:width="3cm" svg:height="1.31cm" svg:x="2.6cm" svg:y="26.5cm">
          <text:p text:style-name="P6">Dealer always</text:p>
          <text:p text:style-name="P6">stands on 17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4.1cm" svg:y1="26.5cm" svg:x2="3.5cm" svg:y2="22.277cm" draw:start-shape="id19" draw:start-glue-point="0" draw:end-shape="id20" draw:end-glue-point="1" svg:d="M4100 26500v-4223h-600" svg:viewBox="0 0 601 4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3:23:21.973000000</meta:creation-date>
    <meta:generator>LibreOffice/5.4.2.2$Windows_X86_64 LibreOffice_project/22b09f6418e8c2d508a9eaf86b2399209b0990f4</meta:generator>
    <dc:date>2018-01-11T09:43:28.812000000</dc:date>
    <meta:editing-duration>PT4H36M14S</meta:editing-duration>
    <meta:editing-cycles>8</meta:editing-cycles>
    <meta:document-statistic meta:object-count="71"/>
  </office:meta>
</office:document-meta>
</file>